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office:font-face-decls>
  <office:automatic-styles>
    <style:style style:name="Table1" style:family="table">
      <style:table-properties style:width="15cm" table:align="margins" style:writing-mode="lr-tb"/>
    </style:style>
    <style:style style:name="Table1.A" style:family="table-column">
      <style:table-column-properties style:column-width="0.896cm" style:rel-column-width="3914*"/>
    </style:style>
    <style:style style:name="Table1.B" style:family="table-column">
      <style:table-column-properties style:column-width="14.104cm" style:rel-column-width="61621*"/>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5cm" table:align="margins" style:writing-mode="lr-tb"/>
    </style:style>
    <style:style style:name="Table2.A" style:family="table-column">
      <style:table-column-properties style:column-width="0.794cm" style:rel-column-width="3467*"/>
    </style:style>
    <style:style style:name="Table2.B" style:family="table-column">
      <style:table-column-properties style:column-width="14.206cm" style:rel-column-width="62068*"/>
    </style:style>
    <style:style style:name="Table2.1" style:family="table-row">
      <style:table-row-properties style:min-row-height="7.408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3" style:family="table">
      <style:table-properties style:width="15cm" table:align="margins" style:writing-mode="lr-tb"/>
    </style:style>
    <style:style style:name="Table3.A" style:family="table-column">
      <style:table-column-properties style:column-width="0.811cm" style:rel-column-width="3544*"/>
    </style:style>
    <style:style style:name="Table3.B" style:family="table-column">
      <style:table-column-properties style:column-width="14.189cm" style:rel-column-width="61991*"/>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4" style:family="table">
      <style:table-properties style:width="15cm" fo:break-before="page" table:align="margins" style:writing-mode="lr-tb"/>
    </style:style>
    <style:style style:name="Table4.A" style:family="table-column">
      <style:table-column-properties style:column-width="0.997cm" style:rel-column-width="4354*"/>
    </style:style>
    <style:style style:name="Table4.B" style:family="table-column">
      <style:table-column-properties style:column-width="14.004cm" style:rel-column-width="61181*"/>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5" style:family="table">
      <style:table-properties style:width="15cm" table:align="margins" style:writing-mode="lr-tb"/>
    </style:style>
    <style:style style:name="Table5.A" style:family="table-column">
      <style:table-column-properties style:column-width="15cm" style:rel-column-width="65535*"/>
    </style:style>
    <style:style style:name="Table5.A1" style:family="table-cell">
      <style:table-cell-properties fo:background-color="#dde8cb" fo:padding="0.097cm" fo:border="0.5pt solid #000000">
        <style:background-image/>
      </style:table-cell-properties>
    </style:style>
    <style:style style:name="Table6" style:family="table">
      <style:table-properties style:width="15cm" table:align="margins" style:writing-mode="lr-tb"/>
    </style:style>
    <style:style style:name="Table6.A" style:family="table-column">
      <style:table-column-properties style:column-width="1.094cm" style:rel-column-width="4777*"/>
    </style:style>
    <style:style style:name="Table6.B" style:family="table-column">
      <style:table-column-properties style:column-width="13.907cm" style:rel-column-width="6075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7" style:family="table">
      <style:table-properties style:width="15cm" fo:break-before="page" table:align="margins" style:writing-mode="lr-tb"/>
    </style:style>
    <style:style style:name="Table7.A" style:family="table-column">
      <style:table-column-properties style:column-width="15cm" style:rel-column-width="65535*"/>
    </style:style>
    <style:style style:name="Table7.1" style:family="table-row">
      <style:table-row-properties style:min-row-height="3.81cm"/>
    </style:style>
    <style:style style:name="Table7.A1" style:family="table-cell">
      <style:table-cell-properties fo:background-color="#dde8cb" fo:padding="0.097cm" fo:border="0.5pt solid #2a6099">
        <style:background-image/>
      </style:table-cell-properties>
    </style:style>
    <style:style style:name="Table8" style:family="table">
      <style:table-properties style:width="15cm" table:align="margins" style:writing-mode="lr-tb"/>
    </style:style>
    <style:style style:name="Table8.A" style:family="table-column">
      <style:table-column-properties style:column-width="1.094cm" style:rel-column-width="4777*"/>
    </style:style>
    <style:style style:name="Table8.B" style:family="table-column">
      <style:table-column-properties style:column-width="13.907cm" style:rel-column-width="60758*"/>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9" style:family="table">
      <style:table-properties style:width="15cm" table:align="margins" style:writing-mode="lr-tb"/>
    </style:style>
    <style:style style:name="Table9.A" style:family="table-column">
      <style:table-column-properties style:column-width="1.094cm" style:rel-column-width="4777*"/>
    </style:style>
    <style:style style:name="Table9.B" style:family="table-column">
      <style:table-column-properties style:column-width="13.907cm" style:rel-column-width="60758*"/>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10" style:family="table">
      <style:table-properties style:width="15cm" fo:break-before="page" table:align="margins" style:writing-mode="lr-tb"/>
    </style:style>
    <style:style style:name="Table10.A" style:family="table-column">
      <style:table-column-properties style:column-width="15cm" style:rel-column-width="65535*"/>
    </style:style>
    <style:style style:name="Table10.A1" style:family="table-cell">
      <style:table-cell-properties fo:background-color="#dde8cb" fo:padding="0.097cm" fo:border="0.5pt solid #000000">
        <style:background-image/>
      </style:table-cell-properties>
    </style:style>
    <style:style style:name="Table11" style:family="table">
      <style:table-properties style:width="15cm" table:align="margins" style:writing-mode="lr-tb"/>
    </style:style>
    <style:style style:name="Table11.A" style:family="table-column">
      <style:table-column-properties style:column-width="0.917cm" style:rel-column-width="4007*"/>
    </style:style>
    <style:style style:name="Table11.B" style:family="table-column">
      <style:table-column-properties style:column-width="14.083cm" style:rel-column-width="61528*"/>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2" style:family="table">
      <style:table-properties style:width="15cm" table:align="margins" style:writing-mode="lr-tb"/>
    </style:style>
    <style:style style:name="Table12.A" style:family="table-column">
      <style:table-column-properties style:column-width="0.917cm" style:rel-column-width="4007*"/>
    </style:style>
    <style:style style:name="Table12.B" style:family="table-column">
      <style:table-column-properties style:column-width="14.083cm" style:rel-column-width="61528*"/>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3" style:family="table">
      <style:table-properties style:width="15cm" table:align="margins" style:writing-mode="lr-tb"/>
    </style:style>
    <style:style style:name="Table13.A" style:family="table-column">
      <style:table-column-properties style:column-width="15cm" style:rel-column-width="65535*"/>
    </style:style>
    <style:style style:name="Table13.A1" style:family="table-cell">
      <style:table-cell-properties fo:background-color="#dde8cb" fo:padding="0.097cm" fo:border="0.5pt solid #000000">
        <style:background-image/>
      </style:table-cell-properties>
    </style:style>
    <style:style style:name="Table14" style:family="table">
      <style:table-properties style:width="15cm" fo:break-before="page" table:align="margins" style:writing-mode="lr-tb"/>
    </style:style>
    <style:style style:name="Table14.A" style:family="table-column">
      <style:table-column-properties style:column-width="15cm" style:rel-column-width="65535*"/>
    </style:style>
    <style:style style:name="Table14.A1" style:family="table-cell">
      <style:table-cell-properties fo:background-color="#dde8cb" fo:padding="0.097cm" fo:border="0.5pt solid #000000">
        <style:background-image/>
      </style:table-cell-properties>
    </style:style>
    <style:style style:name="Table15" style:family="table">
      <style:table-properties style:width="15cm" table:align="margins" style:writing-mode="lr-tb"/>
    </style:style>
    <style:style style:name="Table15.A" style:family="table-column">
      <style:table-column-properties style:column-width="15cm" style:rel-column-width="65535*"/>
    </style:style>
    <style:style style:name="Table15.A1" style:family="table-cell">
      <style:table-cell-properties fo:padding="0.097cm" fo:border="0.5pt solid #000000"/>
    </style:style>
    <style:style style:name="Table16" style:family="table">
      <style:table-properties style:width="15cm" table:align="margins" style:writing-mode="lr-tb"/>
    </style:style>
    <style:style style:name="Table16.A" style:family="table-column">
      <style:table-column-properties style:column-width="15cm" style:rel-column-width="65535*"/>
    </style:style>
    <style:style style:name="Table16.A1" style:family="table-cell">
      <style:table-cell-properties fo:padding="0.097cm" fo:border="0.5pt solid #000000"/>
    </style:style>
    <style:style style:name="Table17" style:family="table">
      <style:table-properties style:width="15.009cm" fo:margin-left="0cm" table:align="left" style:writing-mode="lr-tb"/>
    </style:style>
    <style:style style:name="Table17.A" style:family="table-column">
      <style:table-column-properties style:column-width="11.809cm"/>
    </style:style>
    <style:style style:name="Table17.B" style:family="table-column">
      <style:table-column-properties style:column-width="3.2cm"/>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8" style:family="table">
      <style:table-properties style:width="15.009cm" fo:margin-left="0cm" table:align="left" style:writing-mode="lr-tb"/>
    </style:style>
    <style:style style:name="Table18.A" style:family="table-column">
      <style:table-column-properties style:column-width="11.809cm"/>
    </style:style>
    <style:style style:name="Table18.B" style:family="table-column">
      <style:table-column-properties style:column-width="3.2cm"/>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5.009cm" fo:margin-left="0cm" table:align="left" style:writing-mode="lr-tb"/>
    </style:style>
    <style:style style:name="Table19.A" style:family="table-column">
      <style:table-column-properties style:column-width="11.809cm"/>
    </style:style>
    <style:style style:name="Table19.B" style:family="table-column">
      <style:table-column-properties style:column-width="3.2cm"/>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0" style:family="table">
      <style:table-properties style:width="15cm" table:align="margins" style:writing-mode="lr-tb"/>
    </style:style>
    <style:style style:name="Table20.A" style:family="table-column">
      <style:table-column-properties style:column-width="7.5cm" style:rel-column-width="32767*"/>
    </style:style>
    <style:style style:name="Table20.B" style:family="table-column">
      <style:table-column-properties style:column-width="7.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0f0777" officeooo:paragraph-rsid="000f0777"/>
    </style:style>
    <style:style style:name="P2" style:family="paragraph" style:parent-style-name="Contents_20_2">
      <style:paragraph-properties fo:margin-left="0cm" fo:margin-right="0cm" fo:text-align="center" style:justify-single-word="false" fo:text-indent="0cm" style:auto-text-indent="false"/>
      <style:text-properties style:font-name="DejaVu Sans Condensed"/>
    </style:style>
    <style:style style:name="P3" style:family="paragraph" style:parent-style-name="Contents_20_3">
      <style:paragraph-properties fo:margin-left="0cm" fo:margin-right="0cm" fo:text-align="center" style:justify-single-word="false" fo:text-indent="0cm" style:auto-text-indent="false"/>
      <style:text-properties style:font-name="DejaVu Sans Condensed"/>
    </style:style>
    <style:style style:name="P4" style:family="paragraph" style:parent-style-name="Standard">
      <style:paragraph-properties fo:margin-left="0cm" fo:margin-right="0cm" fo:text-align="center" style:justify-single-word="false" fo:text-indent="0cm" style:auto-text-indent="false"/>
      <style:text-properties style:font-name="DejaVu Sans Condensed"/>
    </style:style>
    <style:style style:name="P5" style:family="paragraph" style:parent-style-name="Contents_20_1">
      <style:text-properties style:font-name="DejaVu Sans Condensed"/>
    </style:style>
    <style:style style:name="P6" style:family="paragraph" style:parent-style-name="Contents_20_2">
      <style:paragraph-properties fo:margin-left="0.381cm" fo:margin-right="0cm" fo:text-indent="0.406cm" style:auto-text-indent="false"/>
      <style:text-properties style:font-name="DejaVu Sans Condensed" fo:font-weight="bold" officeooo:paragraph-rsid="000c3ecb" style:font-weight-asian="bold"/>
    </style:style>
    <style:style style:name="P7" style:family="paragraph" style:parent-style-name="Contents_20_2">
      <style:paragraph-properties fo:margin-left="0.381cm" fo:margin-right="0cm" fo:text-indent="0cm" style:auto-text-indent="false"/>
      <style:text-properties style:font-name="DejaVu Sans Condensed" fo:font-weight="bold" style:font-weight-asian="bold"/>
    </style:style>
    <style:style style:name="P8" style:family="paragraph" style:parent-style-name="Contents_20_2">
      <style:text-properties style:font-name="DejaVu Sans Condensed" fo:font-weight="bold" style:font-weight-asian="bold"/>
    </style:style>
    <style:style style:name="P9" style:family="paragraph" style:parent-style-name="Contents_20_2">
      <style:paragraph-properties fo:line-height="115%" fo:orphans="2" fo:widows="2" style:writing-mode="lr-tb"/>
      <style:text-properties style:font-name="DejaVu Sans Condensed" fo:font-weight="bold" style:font-weight-asian="bold"/>
    </style:style>
    <style:style style:name="P10" style:family="paragraph" style:parent-style-name="Standard">
      <style:paragraph-properties fo:line-height="115%" fo:orphans="2" fo:widows="2" style:writing-mode="lr-tb"/>
      <style:text-properties style:font-name="DejaVu Sans Condensed" fo:font-weight="bold" style:font-weight-asian="bold"/>
    </style:style>
    <style:style style:name="P11" style:family="paragraph" style:parent-style-name="Standard">
      <style:text-properties style:font-name="DejaVu Sans Condensed" fo:font-weight="bold" officeooo:paragraph-rsid="0008082d" style:font-weight-asian="bold"/>
    </style:style>
    <style:style style:name="P12" style:family="paragraph" style:parent-style-name="Standard">
      <style:paragraph-properties fo:margin-left="0cm" fo:margin-right="0cm" fo:text-indent="0cm" style:auto-text-indent="false"/>
      <style:text-properties style:font-name="DejaVu Sans Condensed" fo:font-weight="bold" style:font-weight-asian="bold"/>
    </style:style>
    <style:style style:name="P13" style:family="paragraph" style:parent-style-name="Standard">
      <style:text-properties style:font-name="DejaVu Sans Condensed" fo:font-weight="bold" officeooo:rsid="0008082d" officeooo:paragraph-rsid="0008c1a9" style:font-weight-asian="bold"/>
    </style:style>
    <style:style style:name="P14" style:family="paragraph" style:parent-style-name="Standard">
      <style:text-properties style:font-name="DejaVu Sans Condensed" fo:font-weight="bold" officeooo:rsid="0008082d" officeooo:paragraph-rsid="0008082d" style:font-weight-asian="bold"/>
    </style:style>
    <style:style style:name="P15" style:family="paragraph" style:parent-style-name="Standard">
      <style:text-properties style:font-name="DejaVu Sans Condensed" fo:font-weight="bold" style:font-weight-asian="bold"/>
    </style:style>
    <style:style style:name="P16" style:family="paragraph" style:parent-style-name="Contents_20_2">
      <style:paragraph-properties fo:margin-left="0cm" fo:margin-right="0cm" fo:text-align="center" style:justify-single-word="false" fo:text-indent="0cm" style:auto-text-indent="false"/>
      <style:text-properties style:font-name="DejaVu Sans Condensed" officeooo:rsid="000c3ecb"/>
    </style:style>
    <style:style style:name="P17" style:family="paragraph" style:parent-style-name="Standard">
      <style:paragraph-properties fo:margin-left="0cm" fo:margin-right="0cm" fo:text-align="center" style:justify-single-word="false" fo:text-indent="0cm" style:auto-text-indent="false"/>
      <style:text-properties style:font-name="DejaVu Sans Condensed" officeooo:rsid="000c3ecb"/>
    </style:style>
    <style:style style:name="P18" style:family="paragraph" style:parent-style-name="Standard">
      <style:paragraph-properties fo:margin-left="0cm" fo:margin-right="0cm" fo:text-align="center" style:justify-single-word="false" fo:text-indent="0cm" style:auto-text-indent="false"/>
      <style:text-properties style:font-name="DejaVu Sans Condensed" officeooo:rsid="000c3ecb" officeooo:paragraph-rsid="000c3ecb"/>
    </style:style>
    <style:style style:name="P19" style:family="paragraph" style:parent-style-name="Contents_20_2">
      <style:paragraph-properties fo:margin-left="0.381cm" fo:margin-right="0cm" fo:text-indent="0cm" style:auto-text-indent="false"/>
      <style:text-properties style:font-name="DejaVu Sans Condensed"/>
    </style:style>
    <style:style style:name="P20" style:family="paragraph" style:parent-style-name="Contents_20_2">
      <style:paragraph-properties fo:margin-left="0.381cm" fo:margin-right="0cm" fo:text-indent="0.406cm" style:auto-text-indent="false"/>
      <style:text-properties style:font-name="DejaVu Sans Condensed"/>
    </style:style>
    <style:style style:name="P21" style:family="paragraph" style:parent-style-name="Contents_20_2">
      <style:paragraph-properties fo:margin-left="0.381cm" fo:margin-right="0cm" fo:text-indent="0.406cm" style:auto-text-indent="false"/>
      <style:text-properties style:font-name="DejaVu Sans Condensed" officeooo:paragraph-rsid="000c3ecb"/>
    </style:style>
    <style:style style:name="P22" style:family="paragraph" style:parent-style-name="Contents_20_2">
      <style:paragraph-properties fo:margin-left="0.868cm" fo:margin-right="0cm" fo:text-indent="0cm" style:auto-text-indent="false"/>
      <style:text-properties style:font-name="DejaVu Sans Condensed"/>
    </style:style>
    <style:style style:name="P23" style:family="paragraph" style:parent-style-name="Contents_20_2">
      <style:paragraph-properties fo:margin-left="0.381cm" fo:margin-right="0cm" fo:text-indent="0cm" style:auto-text-indent="false"/>
      <style:text-properties style:font-name="DejaVu Sans Condensed" officeooo:paragraph-rsid="000f0777"/>
    </style:style>
    <style:style style:name="P24" style:family="paragraph" style:parent-style-name="Contents_20_2">
      <style:paragraph-properties fo:margin-left="0.381cm" fo:margin-right="0cm" fo:text-indent="0cm" style:auto-text-indent="false"/>
      <style:text-properties style:font-name="DejaVu Sans Condensed" officeooo:paragraph-rsid="0010f136"/>
    </style:style>
    <style:style style:name="P25" style:family="paragraph" style:parent-style-name="Standard">
      <style:paragraph-properties fo:margin-left="0cm" fo:margin-right="0cm" fo:text-indent="0.381cm" style:auto-text-indent="false"/>
      <style:text-properties style:font-name="DejaVu Sans Condensed" officeooo:paragraph-rsid="0010f136"/>
    </style:style>
    <style:style style:name="P26" style:family="paragraph" style:parent-style-name="Contents_20_3">
      <style:paragraph-properties fo:margin-left="0.787cm" fo:margin-right="0cm" fo:text-indent="0cm" style:auto-text-indent="false"/>
      <style:text-properties style:font-name="DejaVu Sans Condensed"/>
    </style:style>
    <style:style style:name="P27" style:family="paragraph" style:parent-style-name="Contents_20_Heading">
      <style:paragraph-properties fo:break-before="page"/>
      <style:text-properties style:font-name="DejaVu Sans Condensed"/>
    </style:style>
    <style:style style:name="P28" style:family="paragraph" style:parent-style-name="Standard">
      <style:text-properties style:font-name="DejaVu Sans Condensed" fo:font-style="italic" style:font-style-asian="italic" style:font-style-complex="italic"/>
    </style:style>
    <style:style style:name="P29" style:family="paragraph" style:parent-style-name="Standard">
      <style:text-properties style:font-name="DejaVu Sans Condensed" fo:font-style="normal" style:font-style-asian="normal" style:font-style-complex="normal"/>
    </style:style>
    <style:style style:name="P30" style:family="paragraph" style:parent-style-name="No_20_Spacing">
      <style:paragraph-properties fo:text-align="center" style:justify-single-word="false" fo:orphans="0" fo:widows="0"/>
      <style:text-properties style:font-name="DejaVu Sans Condensed" fo:font-size="16pt" fo:font-weight="bold" officeooo:paragraph-rsid="000e136f" style:font-size-asian="16pt" style:font-weight-asian="bold"/>
    </style:style>
    <style:style style:name="P31" style:family="paragraph" style:parent-style-name="No_20_Spacing">
      <style:paragraph-properties fo:text-align="center" style:justify-single-word="false" fo:orphans="0" fo:widows="0"/>
      <style:text-properties style:font-name="DejaVu Sans Condensed" fo:font-size="16pt" fo:font-weight="bold" officeooo:rsid="000e136f" officeooo:paragraph-rsid="000e136f" style:font-size-asian="16pt" style:font-weight-asian="bold"/>
    </style:style>
    <style:style style:name="P32" style:family="paragraph" style:parent-style-name="Standard">
      <style:paragraph-properties fo:break-before="page"/>
      <style:text-properties style:font-name="DejaVu Sans Condensed" fo:font-size="16pt" fo:font-weight="bold" style:font-size-asian="16pt" style:font-weight-asian="bold"/>
    </style:style>
    <style:style style:name="P33" style:family="paragraph" style:parent-style-name="Standard">
      <style:text-properties style:font-name="DejaVu Sans Condensed" fo:font-size="16pt" fo:font-weight="bold" style:font-size-asian="16pt" style:font-weight-asian="bold"/>
    </style:style>
    <style:style style:name="P34" style:family="paragraph" style:parent-style-name="Standard">
      <style:text-properties style:font-name="DejaVu Sans Condensed" fo:font-size="16pt" fo:font-weight="bold" officeooo:paragraph-rsid="000e136f" style:font-size-asian="16pt" style:font-weight-asian="bold"/>
    </style:style>
    <style:style style:name="P35" style:family="paragraph" style:parent-style-name="Standard">
      <style:text-properties style:font-name="DejaVu Sans Condensed" fo:font-size="10.5pt" fo:font-weight="bold" officeooo:paragraph-rsid="0009dd99" style:font-size-asian="10.5pt" style:font-weight-asian="bold" style:font-size-complex="10.5pt"/>
    </style:style>
    <style:style style:name="P36" style:family="paragraph" style:parent-style-name="Standard">
      <style:text-properties style:font-name="DejaVu Sans Condensed" fo:font-size="10.5pt" fo:font-weight="bold" officeooo:rsid="0008082d" officeooo:paragraph-rsid="0008082d" style:font-size-asian="10.5pt" style:font-weight-asian="bold" style:font-size-complex="10.5pt"/>
    </style:style>
    <style:style style:name="P37" style:family="paragraph" style:parent-style-name="Standard">
      <style:paragraph-properties fo:margin-left="0.487cm" fo:margin-right="0cm" fo:text-indent="0.381cm" style:auto-text-indent="false"/>
      <style:text-properties style:font-name="DejaVu Sans Condensed" fo:font-size="10.5pt" style:text-underline-style="none" fo:font-weight="normal" officeooo:paragraph-rsid="000c3ecb" style:font-size-asian="10.5pt" style:font-weight-asian="normal" style:font-size-complex="10.5pt" style:font-weight-complex="normal"/>
    </style:style>
    <style:style style:name="P38" style:family="paragraph" style:parent-style-name="Standard">
      <style:text-properties style:font-name="DejaVu Sans Condensed" fo:font-size="10.5pt" style:text-underline-style="none" fo:font-weight="normal" style:font-size-asian="10.5pt" style:font-weight-asian="normal" style:font-size-complex="10.5pt" style:font-weight-complex="normal"/>
    </style:style>
    <style:style style:name="P39" style:family="paragraph" style:parent-style-name="Standard">
      <style:text-properties style:font-name="DejaVu Sans Condensed" fo:font-size="10.5pt" style:font-size-asian="10.5pt" style:font-size-complex="10.5pt"/>
    </style:style>
    <style:style style:name="P40" style:family="paragraph" style:parent-style-name="Standard">
      <style:text-properties style:font-name="DejaVu Sans Condensed" fo:font-size="10.5pt" officeooo:rsid="0009dd99" officeooo:paragraph-rsid="0009dd99" style:font-size-asian="10.5pt" style:font-size-complex="10.5pt"/>
    </style:style>
    <style:style style:name="P41" style:family="paragraph" style:parent-style-name="Standard">
      <style:text-properties style:font-name="DejaVu Sans Condensed" fo:font-size="10.5pt" officeooo:paragraph-rsid="0009dd99" style:font-size-asian="10.5pt" style:font-size-complex="10.5pt"/>
    </style:style>
    <style:style style:name="P42" style:family="paragraph" style:parent-style-name="Standard">
      <style:text-properties style:font-name="DejaVu Sans Condensed" fo:font-size="12pt" style:text-underline-style="solid" style:text-underline-width="auto" style:text-underline-color="font-color" fo:font-weight="bold" style:font-size-asian="12pt" style:font-weight-asian="bold"/>
    </style:style>
    <style:style style:name="P43" style:family="paragraph" style:parent-style-name="Standard">
      <style:paragraph-properties fo:margin-left="0cm" fo:margin-right="0cm" fo:text-indent="0cm" style:auto-text-indent="false"/>
      <style:text-properties style:font-name="DejaVu Sans Condensed" fo:font-size="18pt" fo:font-weight="bold" style:font-size-asian="18pt" style:font-weight-asian="bold"/>
    </style:style>
    <style:style style:name="P44" style:family="paragraph" style:parent-style-name="Standard">
      <style:paragraph-properties fo:margin-left="0cm" fo:margin-right="0cm" fo:text-indent="0.787cm" style:auto-text-indent="false"/>
      <style:text-properties style:font-name="DejaVu Sans Condensed"/>
    </style:style>
    <style:style style:name="P45" style:family="paragraph" style:parent-style-name="Standard">
      <style:text-properties style:font-name="DejaVu Sans Condensed"/>
    </style:style>
    <style:style style:name="P46" style:family="paragraph" style:parent-style-name="Standard">
      <style:text-properties style:font-name="DejaVu Sans Condensed" officeooo:paragraph-rsid="0008c1a9"/>
    </style:style>
    <style:style style:name="P47" style:family="paragraph" style:parent-style-name="Standard">
      <style:text-properties style:font-name="DejaVu Sans Condensed" officeooo:paragraph-rsid="0008082d"/>
    </style:style>
    <style:style style:name="P48" style:family="paragraph" style:parent-style-name="Standard">
      <style:text-properties style:font-name="DejaVu Sans Condensed" officeooo:rsid="0009dd99" officeooo:paragraph-rsid="0009dd99"/>
    </style:style>
    <style:style style:name="P49" style:family="paragraph" style:parent-style-name="Standard">
      <style:text-properties style:font-name="DejaVu Sans Condensed" officeooo:paragraph-rsid="0009dd99"/>
    </style:style>
    <style:style style:name="P50" style:family="paragraph" style:parent-style-name="Standard">
      <style:text-properties style:font-name="DejaVu Sans Condensed" officeooo:rsid="0008c1a9" officeooo:paragraph-rsid="0008c1a9"/>
    </style:style>
    <style:style style:name="P51" style:family="paragraph" style:parent-style-name="Standard">
      <style:text-properties officeooo:paragraph-rsid="0008c1a9"/>
    </style:style>
    <style:style style:name="P52" style:family="paragraph" style:parent-style-name="Standard">
      <style:text-properties officeooo:paragraph-rsid="0009dd99"/>
    </style:style>
    <style:style style:name="P53" style:family="paragraph" style:parent-style-name="Standard">
      <style:text-properties officeooo:paragraph-rsid="0008082d"/>
    </style:style>
    <style:style style:name="P54" style:family="paragraph" style:parent-style-name="No_20_Spacing" style:master-page-name="First_20_Page">
      <style:paragraph-properties fo:text-align="center" style:justify-single-word="false" fo:orphans="0" fo:widows="0" style:page-number="auto"/>
      <style:text-properties style:font-name="DejaVu Sans Condensed" fo:font-size="16pt" fo:font-weight="bold" officeooo:paragraph-rsid="000e136f" style:font-size-asian="16pt" style:font-weight-asian="bold"/>
    </style:style>
    <style:style style:name="P55" style:family="paragraph" style:parent-style-name="No_20_Spacing">
      <style:paragraph-properties fo:text-align="center" style:justify-single-word="false" fo:orphans="0" fo:widows="0"/>
      <style:text-properties style:font-name="DejaVu Sans Condensed" fo:font-size="16pt" fo:font-weight="bold" officeooo:rsid="000e136f" officeooo:paragraph-rsid="000e136f" style:font-size-asian="16pt" style:font-weight-asian="bold"/>
    </style:style>
    <style:style style:name="P56" style:family="paragraph" style:parent-style-name="No_20_Spacing">
      <style:paragraph-properties fo:text-align="center" style:justify-single-word="false" fo:orphans="0" fo:widows="0"/>
      <style:text-properties style:font-name="DejaVu Sans Condensed" fo:font-size="26pt" fo:font-weight="bold" officeooo:paragraph-rsid="000e136f" style:font-size-asian="26pt" style:font-weight-asian="bold" style:font-size-complex="26pt"/>
    </style:style>
    <style:style style:name="P57" style:family="paragraph" style:parent-style-name="No_20_Spacing">
      <style:paragraph-properties fo:text-align="center" style:justify-single-word="false" fo:orphans="0" fo:widows="0"/>
      <style:text-properties style:font-name="DejaVu Sans Condensed" fo:font-size="26pt" fo:font-weight="bold" officeooo:rsid="000e136f" officeooo:paragraph-rsid="000e136f" style:font-size-asian="26pt" style:font-weight-asian="bold" style:font-size-complex="26pt"/>
    </style:style>
    <style:style style:name="P58" style:family="paragraph" style:parent-style-name="List_20_Paragraph" style:list-style-name="WWNum1">
      <style:text-properties style:font-name="DejaVu Sans Condensed" fo:font-style="italic" style:font-style-asian="italic" style:font-style-complex="italic"/>
    </style:style>
    <style:style style:name="P59" style:family="paragraph" style:parent-style-name="List_20_Paragraph" style:list-style-name="WWNum2">
      <style:text-properties style:font-name="DejaVu Sans Condensed" style:text-underline-style="solid" style:text-underline-width="auto" style:text-underline-color="font-color" fo:font-weight="bold" officeooo:rsid="00055ec1" officeooo:paragraph-rsid="00055ec1" style:font-weight-asian="bold" style:font-weight-complex="bold"/>
    </style:style>
    <style:style style:name="P60" style:family="paragraph" style:parent-style-name="List_20_Paragraph" style:list-style-name="WWNum2">
      <style:paragraph-properties fo:break-before="page"/>
      <style:text-properties style:font-name="DejaVu Sans Condensed" style:text-underline-style="solid" style:text-underline-width="auto" style:text-underline-color="font-color" fo:font-weight="bold" officeooo:rsid="0008c1a9" officeooo:paragraph-rsid="0008c1a9" style:font-weight-asian="bold" style:font-weight-complex="bold"/>
    </style:style>
    <style:style style:name="P61" style:family="paragraph" style:parent-style-name="List_20_Paragraph" style:list-style-name="WWNum2">
      <style:text-properties style:font-name="DejaVu Sans Condensed"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b9171" style:font-weight-asian="bold" style:font-weight-complex="bold"/>
    </style:style>
    <style:style style:name="T4" style:family="text">
      <style:text-properties fo:font-weight="bold" officeooo:rsid="0011c8f2" style:font-weight-asian="bold" style:font-weight-complex="bold"/>
    </style:style>
    <style:style style:name="T5" style:family="text">
      <style:text-properties fo:font-weight="bold" officeooo:rsid="000536a2" style:font-weight-asian="bold"/>
    </style:style>
    <style:style style:name="T6" style:family="text">
      <style:text-properties fo:font-size="10pt" style:font-size-asian="10pt"/>
    </style:style>
    <style:style style:name="T7" style:family="text">
      <style:text-properties officeooo:rsid="0008082d"/>
    </style:style>
    <style:style style:name="T8" style:family="text">
      <style:text-properties fo:font-size="10.5pt" style:text-underline-style="none" fo:font-weight="normal" style:font-size-asian="10.5pt" style:font-weight-asian="normal" style:font-size-complex="10.5pt" style:font-weight-complex="normal"/>
    </style:style>
    <style:style style:name="T9" style:family="text">
      <style:text-properties style:font-name="DejaVu Sans Condensed"/>
    </style:style>
    <style:style style:name="T10" style:family="text">
      <style:text-properties style:font-name="DejaVu Sans Condensed" fo:font-size="10.5pt" fo:font-weight="bold" style:font-size-asian="10.5pt" style:font-weight-asian="bold" style:font-size-complex="10.5pt"/>
    </style:style>
    <style:style style:name="T11" style:family="text">
      <style:text-properties style:font-name="DejaVu Sans Condensed" fo:font-size="10.5pt" style:font-size-asian="10.5pt" style:font-size-complex="10.5pt"/>
    </style:style>
    <style:style style:name="T12" style:family="text">
      <style:text-properties style:font-name="DejaVu Sans Condensed" fo:font-weight="bold" style:font-weight-asian="bold"/>
    </style:style>
    <style:style style:name="T13" style:family="text">
      <style:text-properties style:font-name="DejaVu Sans Condensed" fo:font-size="8pt" style:font-size-asian="8pt"/>
    </style:style>
    <style:style style:name="T14" style:family="text">
      <style:text-properties fo:font-weight="normal" style:font-weight-asian="normal" style:font-weight-complex="normal"/>
    </style:style>
    <style:style style:name="T15" style:family="text">
      <style:text-properties fo:font-weight="normal" officeooo:rsid="0008c1a9" style:font-weight-asian="normal" style:font-weight-complex="normal"/>
    </style:style>
    <style:style style:name="T16" style:family="text">
      <style:text-properties officeooo:rsid="000c3ecb"/>
    </style:style>
    <style:style style:name="T17" style:family="text">
      <style:text-properties fo:font-size="26pt" style:font-size-asian="26pt" style:font-size-complex="26pt"/>
    </style:style>
    <style:style style:name="T18" style:family="text">
      <style:text-properties officeooo:rsid="000f0777"/>
    </style:style>
    <style:style style:name="T19" style:family="text">
      <style:text-properties officeooo:rsid="00103f21"/>
    </style:style>
    <style:style style:name="T20" style:family="text">
      <style:text-properties officeooo:rsid="001084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line-break/><text:line-break/><text:line-break/><text:span text:style-name="T17"><text:text-input text:description="">Empresa e Iniciativa Emprendedora</text:text-input></text:span></text:p>
      <text:p text:style-name="P56"/>
      <text:p text:style-name="P57">Tema <text:s/>6</text:p>
      <text:p text:style-name="P30"/>
      <text:p text:style-name="P30">Trámites para la creación de la empres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27/02/2024</text:p>
      <text:p text:style-name="P27">Índice</text:p>
      <text:p text:style-name="P5"><text:span text:style-name="T2">Actividad 1</text:span><text:tab/><text:span text:style-name="T2">3</text:span></text:p>
      <text:p text:style-name="P5"><text:span text:style-name="T2">Actividad 2</text:span><text:tab/><text:span text:style-name="T2">4</text:span></text:p>
      <text:p text:style-name="P19">Tramites de constitución<text:tab/><text:span text:style-name="T18">4</text:span></text:p>
      <text:p text:style-name="P26">Certificación de denominación negativa<text:tab/><text:span text:style-name="T18">4</text:span></text:p>
      <text:p text:style-name="P20">Depósito de capital<text:tab/><text:span text:style-name="T18">5</text:span></text:p>
      <text:p text:style-name="P20">Estatutos y escritura pública<text:tab/><text:span text:style-name="T18">5</text:span></text:p>
      <text:p text:style-name="P20">Solicitud CIF<text:tab/><text:span text:style-name="T18">6</text:span></text:p>
      <text:p text:style-name="P20">Inscripción Registro Mercantil de la provincia<text:tab/><text:span text:style-name="T18">6</text:span></text:p>
      <text:p text:style-name="P23">Tramites de puesta en marcha<text:tab/><text:span text:style-name="T19">7</text:span></text:p>
      <text:p text:style-name="P26">Hacienda<text:tab/><text:span text:style-name="T19">7</text:span></text:p>
      <text:p text:style-name="P20">Tesorería General de la Seguridad Social<text:span text:style-name="T6"> </text:span><text:tab/><text:span text:style-name="T20">8</text:span></text:p>
      <text:p text:style-name="P20">Administración laboral<text:tab/><text:span text:style-name="T20">9</text:span></text:p>
      <text:p text:style-name="P20">Oficina de empleo<text:tab/>10</text:p>
      <text:p text:style-name="P44">Ayuntamiento<text:tab/>11</text:p>
      <text:p text:style-name="P5"><text:span text:style-name="T2">Actividad 3</text:span><text:tab/><text:span text:style-name="T2">12</text:span></text:p>
      <text:p text:style-name="P24">Registro en el Registro de Actividades de Tratamiento de la AEPD<text:tab/>12</text:p>
      <text:p text:style-name="P25"><text:span text:style-name="T8">Registro de Propiedad Intelectual</text:span><text:tab/>13</text:p>
      <text:p text:style-name="P5"><text:span text:style-name="T2">Actividad 4</text:span><text:tab/><text:span text:style-name="T2">14 - </text:span><text:span text:style-name="T4">15</text:span></text:p>
      <text:p text:style-name="P34"/>
      <text:p text:style-name="P32">Actividad 1:</text:p>
      <text:p text:style-name="P28">Completa una ficha, que incluirás en tu plan de empresa, con los siguientes apartados (algunos ya los has completado en tareas anteriores)</text:p>
      <text:p text:style-name="P28">Identificación de la empresa:</text:p>
      <text:list xml:id="list4230399299" text:style-name="WWNum1">
        <text:list-item>
          <text:p text:style-name="P58">Nombre o razón social.</text:p>
        </text:list-item>
        <text:list-item>
          <text:p text:style-name="P58">Forma jurídica.</text:p>
        </text:list-item>
        <text:list-item>
          <text:p text:style-name="P58">Domicilio Social.</text:p>
        </text:list-item>
        <text:list-item>
          <text:p text:style-name="P58">Localidad y provincia.</text:p>
        </text:list-item>
        <text:list-item>
          <text:p text:style-name="P58">Objeto Social / actividad a la que se dedica.</text:p>
        </text:list-item>
        <text:list-item>
          <text:p text:style-name="P58">Capital Social.</text:p>
        </text:list-item>
        <text:list-item>
          <text:p text:style-name="P58">Relación de socios y socias.</text:p>
        </text:list-item>
        <text:list-item>
          <text:p text:style-name="P58">Responsabilidad frente a las deudas.</text:p>
        </text:list-item>
        <text:list-item>
          <text:p text:style-name="P58">Capital que aporta cada socio o socia.</text:p>
        </text:list-item>
        <text:list-item>
          <text:p text:style-name="P58">Relación de trabajadores y trabajadoras que se han contratado.</text:p>
        </text:list-item>
        <text:list-item>
          <text:p text:style-name="P58">Expón los motivos que te han llevado a emprender en solitario o a crear una empresa con otras personas.</text:p>
        </text:list-item>
      </text:list>
      <text:p text:style-name="P28"/>
      <text:p text:style-name="P28">Te ofrecemos a continuación un modelo que puede servirte de ayuda (no es obligatorio que elijas este formato):</text:p>
      <text:p text:style-name="P45">Mi empresa se llama <text:span text:style-name="T1"><text:s/></text:span><text:span text:style-name="T5">Camper Maps SLNE</text:span></text:p>
      <text:p text:style-name="P45">El domicilio social es <text:span text:style-name="T1">calle </text:span><text:span text:style-name="T5">Uztarroz 15 ,</text:span><text:span text:style-name="T1">Pamplona (Navarra).</text:span></text:p>
      <text:p text:style-name="P45">Actividad <text:span text:style-name="T5">desarrollo de producto digital propio, basado en mapas</text:span></text:p>
      <text:p text:style-name="P45">He elegido como forma jurídica la de <text:span text:style-name="T1">Sociedad Limitada </text:span><text:span text:style-name="T5">nueva empresa</text:span></text:p>
      <text:p text:style-name="P45">Porque <text:span text:style-name="T1">quería una responsabilidad limitada </text:span><text:span text:style-name="T5">y los beneficios fiscales. También poder montar la empresa agilmente y de forma telemática.</text:span></text:p>
      <text:p text:style-name="P45">Las personas emprendedoras somos <text:span text:style-name="T1">un</text:span><text:span text:style-name="T5">a emprendedora</text:span><text:span text:style-name="T1"> de </text:span><text:span text:style-name="T5">Valencia</text:span><text:span text:style-name="T1">, </text:span><text:span text:style-name="T5">Alexandra Moltó Grau</text:span><text:span text:style-name="T1">, y por el momento únic</text:span><text:span text:style-name="T5">a </text:span><text:span text:style-name="T1">trabajador</text:span><text:span text:style-name="T5">a</text:span><text:span text:style-name="T1"> de la empresa. </text:span></text:p>
      <text:p text:style-name="P45">El capital social es de <text:span text:style-name="T1">10.000€ </text:span><text:span text:style-name="T5">aportado por la unica socia</text:span></text:p>
      <text:p text:style-name="P45">El motivo de la creación de esta empresa es<text:span text:style-name="T1"> </text:span><text:span text:style-name="T5">el crear un producto digital para todos los usuarios de vehiculos de pernocta.</text:span></text:p>
      <text:p text:style-name="P32">Actividad 2:</text:p>
      <text:p text:style-name="P45">En este apartado haremos lo mismo que hicieron los protagonistas del supuesto práctico del tema liderados por Teresa: rellenaremos unas fichas con los trámites de constitución y puesta en marcha de la empresa de la que estamos elaborando el plan de negocio. Estas fichas las puedes incluir como anexos al plan de negocio.</text:p>
      <text:p text:style-name="P45">Esta actividad se parece un poco al directorio que hemos comenzado a elaborar en el tema 5 de organismos relacionados con el autoempleo, pero aquí el objetivo es diferente: concretar los organismos a los que debes acudir para cumplimentar los trámites de creación y puesta en marcha de la empresa para la que estás elaborando el plan de negocio.Las fichas son las siguientes:</text:p>
      <text:p text:style-name="P45"/>
      <text:list xml:id="list1016586986" text:style-name="WWNum2">
        <text:list-item>
          <text:p text:style-name="P59">TRÁMITES DE CONSTITUCIÓN</text:p>
        </text:list-item>
      </text:list>
      <table:table table:name="Table1" table:style-name="Table1">
        <table:table-column table:style-name="Table1.A"/>
        <table:table-column table:style-name="Table1.B"/>
        <table:table-row>
          <table:table-cell table:style-name="Table1.A1" office:value-type="string">
            <text:p text:style-name="P36">1º</text:p>
          </table:table-cell>
          <table:table-cell table:style-name="Table1.B1" office:value-type="string">
            <text:p text:style-name="P39"><text:span text:style-name="T1">Nombre del trámite: </text:span>Certificación negativa de denominación social</text:p>
            <text:p text:style-name="P39"><text:span text:style-name="T1">Objetivo del trámite: </text:span>Obtener el nombre de la empresa</text:p>
            <text:p text:style-name="P39"><text:span text:style-name="T1">Organismo: </text:span>Registro Mercantil Central</text:p>
            <text:p text:style-name="P39"><text:span text:style-name="T1">Dirección: </text:span>Príncipe de Vergara, C. del Príncipe de Vergara 94, 28006 (Madrid)</text:p>
            <text:p text:style-name="P39"><text:span text:style-name="T1">Teléfono: </text:span>917 454 131</text:p>
            <text:p text:style-name="Standard"><text:span text:style-name="T10">Web: </text:span><text:a xlink:type="simple" xlink:href="https://www.registradores.org/directorio/-/registros/mercantil/madrid/madrid/registro-mercantil-de-mercantil-central" text:style-name="Internet_20_link" text:visited-style-name="Visited_20_Internet_20_Link"><text:span text:style-name="Internet_20_link"><text:span text:style-name="T11">https://www.registradores.org/directorio/-/registros/mercantil/madrid/madrid/registro-mercantil-de-mercantil-central</text:span></text:span></text:a></text:p>
            <text:p text:style-name="P39"><text:span text:style-name="T1">Plazo de realización: </text:span>Tarda<text:span text:style-name="T1"> </text:span>1 semana y caduca a los dos meses</text:p>
            <text:p text:style-name="P39"><text:span text:style-name="T1">Realización telemática:</text:span> Si</text:p>
            <text:p text:style-name="P39"><text:span text:style-name="T1">Coste: </text:span>13,52 euros + IVA, o sea 16,35€</text:p>
          </table:table-cell>
        </table:table-row>
      </table:table>
      <text:p text:style-name="P45"/>
      <text:p text:style-name="P46"/>
      <table:table table:name="Table2" table:style-name="Table2">
        <table:table-column table:style-name="Table2.A"/>
        <table:table-column table:style-name="Table2.B"/>
        <text:soft-page-break/>
        <table:table-row table:style-name="Table2.1">
          <table:table-cell table:style-name="Table2.A1" office:value-type="string">
            <text:p text:style-name="P13">2º</text:p>
          </table:table-cell>
          <table:table-cell table:style-name="Table2.B1" office:value-type="string">
            <text:p text:style-name="P46"><text:span text:style-name="T1">Nombre del trámite: </text:span>Depósito de capital en la entidad financiera</text:p>
            <text:p text:style-name="P46"><text:span text:style-name="T1">Objetivo del trámite: </text:span>Obtener un certificado del banco que acredita que en una cuenta bancaria a nombre de una sociedad se ha depositado el capital que la constituye.</text:p>
            <text:p text:style-name="P46"><text:span text:style-name="T1">Organismo: </text:span>Caja Rural de Navarra</text:p>
            <text:p text:style-name="P46"><text:span text:style-name="T1">Dirección:</text:span> Avenida Erripagaña 20, 31621 (Sarriguren)</text:p>
            <text:p text:style-name="P46"><text:span text:style-name="T1">Teléfono: </text:span>948168100</text:p>
            <text:p text:style-name="P51"><text:span text:style-name="T12">Web: </text:span><text:a xlink:type="simple" xlink:href="https://www.cajaruraldenavarra.com/es" text:style-name="Internet_20_link" text:visited-style-name="Visited_20_Internet_20_Link"><text:span text:style-name="Internet_20_link"><text:span text:style-name="T9">https://www.cajaruraldenavarra.com/es</text:span></text:span></text:a></text:p>
            <text:p text:style-name="P46"><text:span text:style-name="T1">Realización telemática: </text:span>No</text:p>
            <text:p text:style-name="P46"><text:span text:style-name="T1">Coste: </text:span>El capital depositado más adelante puede ser utilizado por la empresa así que no se puede considerar un coste. </text:p>
          </table:table-cell>
        </table:table-row>
      </table:table>
      <text:p text:style-name="P35"/>
      <table:table table:name="Table3" table:style-name="Table3">
        <table:table-column table:style-name="Table3.A"/>
        <table:table-column table:style-name="Table3.B"/>
        <table:table-row>
          <table:table-cell table:style-name="Table3.A1" office:value-type="string">
            <text:p text:style-name="P40">3º</text:p>
          </table:table-cell>
          <table:table-cell table:style-name="Table3.B1" office:value-type="string">
            <text:p text:style-name="P41"><text:span text:style-name="T1">Nombre del trámite: </text:span>Realización estatutos de la empresa y otorgamiento de escritura pública de constitución.</text:p>
            <text:p text:style-name="P41"><text:span text:style-name="T1">Objetivo del trámite: </text:span>Establecer normas y estatutos de la empresa acordados por los socios.</text:p>
            <text:p text:style-name="P41"><text:span text:style-name="T1">Organismo:</text:span> Notaría María Pilar Chocarro</text:p>
            <text:p text:style-name="P41"><text:span text:style-name="T1">Dirección: </text:span>Av. de Carlos III el Noble 30, 31003 Pamplona</text:p>
            <text:p text:style-name="P41"><text:span text:style-name="T1">Teléfono: </text:span>948 29 22 80</text:p>
            <text:p text:style-name="P52"><text:span text:style-name="T10">Web: </text:span><text:a xlink:type="simple" xlink:href="https://notariopamplona.com/" text:style-name="Internet_20_link" text:visited-style-name="Visited_20_Internet_20_Link"><text:span text:style-name="Internet_20_link"><text:span text:style-name="T11">https://notariopamplona.com/</text:span></text:span></text:a></text:p>
            <text:p text:style-name="P41"><text:span text:style-name="T1">Realización telemática: </text:span>No</text:p>
            <text:p text:style-name="P35">Coste: Entre 150€ y 300€, con la Ley de Emprendedores son 40€.</text:p>
          </table:table-cell>
        </table:table-row>
      </table:table>
      <table:table table:name="Table4" table:style-name="Table4">
        <table:table-column table:style-name="Table4.A"/>
        <table:table-column table:style-name="Table4.B"/>
        <table:table-row>
          <table:table-cell table:style-name="Table4.A1" office:value-type="string">
            <text:p text:style-name="P14">4º</text:p>
          </table:table-cell>
          <table:table-cell table:style-name="Table4.B1" office:value-type="string">
            <text:p text:style-name="P47"><text:span text:style-name="T1">Nombre del trámite: </text:span>Inscripción en el Registro Mercantil de la provincia</text:p>
            <text:p text:style-name="P47"><text:span text:style-name="T1">Objetivo del trámite: </text:span>El objetivo es dar publicidad de la situación jurídica en la que se encuentra nuestra sociedad.</text:p>
            <text:p text:style-name="P47"><text:span text:style-name="T1">Organismo: </text:span>Registro Mercantil y de Bienes Muebles de Navarra</text:p>
            <text:p text:style-name="P47"><text:span text:style-name="T1">Dirección:</text:span> Paseo Premín de Iruña 4, 31008 Pamplona</text:p>
            <text:p text:style-name="P47"><text:span text:style-name="T1">Teléfono: </text:span>948290056</text:p>
            <text:p text:style-name="P53"><text:span text:style-name="T12">Web: </text:span><text:a xlink:type="simple" xlink:href="https://www.rmbmnavarra.com/" text:style-name="Internet_20_link" text:visited-style-name="Visited_20_Internet_20_Link"><text:span text:style-name="Internet_20_link"><text:span text:style-name="T9">https://www.rmbmnavarra.com/</text:span></text:span></text:a></text:p>
            <text:p text:style-name="P47"><text:span text:style-name="T1">Plazo de realización: </text:span>Dos meses después de la fecha de otorgamiento de la escritura pública.</text:p>
            <text:p text:style-name="P47"><text:span text:style-name="T1">Modelo: </text:span>-</text:p>
            <text:p text:style-name="P47"><text:span text:style-name="T1">Realización telemática: </text:span>No</text:p>
            <text:p text:style-name="P11">Coste: Entre 40 y 100 euros</text:p>
          </table:table-cell>
        </table:table-row>
      </table:table>
      <text:p text:style-name="P47"/>
      <text:list xml:id="list101341071199513" text:continue-numbering="true" text:style-name="WWNum2">
        <text:list-item>
          <text:p text:style-name="P60">TRÁMITES DE PUESTA EN MARCHA</text:p>
        </text:list-item>
      </text:list>
      <text:p text:style-name="P15"/>
      <table:table table:name="Table5" table:style-name="Table5">
        <table:table-column table:style-name="Table5.A"/>
        <table:table-row>
          <table:table-cell table:style-name="Table5.A1" office:value-type="string">
            <text:p text:style-name="P42">En Hacienda, Delegación de la Agencia Estatal de la Administración Tributaria (AEAT)</text:p>
            <text:p text:style-name="P45"><text:span text:style-name="T1">Dirección: </text:span>Avenida Carlos III 2, Planta Baja 31002 Pamplona</text:p>
            <text:p text:style-name="P45"><text:span text:style-name="T1">Teléfono: </text:span>948 012 012</text:p>
            <text:p text:style-name="Standard"><text:span text:style-name="T12">Web: </text:span><text:a xlink:type="simple" xlink:href="https://www.navarra.es/es/hacienda" text:style-name="Internet_20_link" text:visited-style-name="Visited_20_Internet_20_Link"><text:span text:style-name="Internet_20_link"><text:span text:style-name="T9">https://www.navarra.es/es/hacienda</text:span></text:span></text:a></text:p>
          </table:table-cell>
        </table:table-row>
      </table:table>
      <text:p text:style-name="P51"><text:span text:style-name="Internet_20_link"/></text:p>
      <table:table table:name="Table6" table:style-name="Table6">
        <table:table-column table:style-name="Table6.A"/>
        <table:table-column table:style-name="Table6.B"/>
        <table:table-row>
          <table:table-cell table:style-name="Table6.A1" office:value-type="string">
            <text:p text:style-name="P48">5º</text:p>
          </table:table-cell>
          <table:table-cell table:style-name="Table6.B1" office:value-type="string">
            <text:p text:style-name="P49"><text:span text:style-name="T2">Nombre del trámite:</text:span> Alta en el censo de la Agencia Tributaria (Solicitud del Número de Identificación Fiscal - NIF)</text:p>
            <text:p text:style-name="P49"><text:span text:style-name="T2">Objetivo del trámite: </text:span>Obtener el Número de Identificación Fiscal (NIF) para la empresa, necesario para cumplir con las obligaciones fiscales y realizar actividades comerciales legalmente en España.</text:p>
            <text:p text:style-name="P49"><text:span text:style-name="T2">Plazo de realización: </text:span>Por lo general, se puede completar en unos días hábiles.</text:p>
            <text:p text:style-name="P49"><text:span text:style-name="T2">Modelo</text:span>: No existe un modelo estándar de solicitud, ya que el trámite se realiza a través de la plataforma en línea de la Agencia Tributaria.</text:p>
            <text:p text:style-name="P49"><text:span text:style-name="T2">Documentación que se acompaña: </text:span><text:span text:style-name="T15">DNI, Escritura de la empresa, y documentos relacionados con la empresa y los representantes legales solicitados por la agencia tributaria</text:span></text:p>
            <text:p text:style-name="P49"><text:span text:style-name="T2">Realización telemática:</text:span> Sí, el trámite se realiza principalmente a través de la Sede Electrónica de la Agencia Tributaria (https://www.agenciatributaria.gob.es).</text:p>
            <text:p text:style-name="P41"><text:span text:style-name="Internet_20_link"><text:span text:style-name="T2">Coste</text:span></text:span><text:span text:style-name="Internet_20_link"><text:span text:style-name="T1">: </text:span></text:span><text:span text:style-name="Internet_20_link"><text:span text:style-name="T14">No tiene un coste </text:span></text:span></text:p>
          </table:table-cell>
        </table:table-row>
      </table:table>
      <table:table table:name="Table7" table:style-name="Table7">
        <table:table-column table:style-name="Table7.A"/>
        <table:table-row table:style-name="Table7.1">
          <table:table-cell table:style-name="Table7.A1" office:value-type="string">
            <text:p text:style-name="P42">En la Tesorería General de la Seguridad Social</text:p>
            <text:p text:style-name="P45"><text:span text:style-name="T1">Dirección:</text:span> Avenida Conde Oliveto 7-9 planta baja, 31003 (Pamplona)</text:p>
            <text:p text:style-name="Standard"><text:span text:style-name="T12">Web: </text:span><text:a xlink:type="simple" xlink:href="https://sedeelectronica.pamplona.es/FichaTramite.aspx?id=20-38234" text:style-name="Internet_20_link" text:visited-style-name="Visited_20_Internet_20_Link"><text:span text:style-name="Internet_20_link"><text:span text:style-name="T9">https://sedeelectronica.pamplona.es/FichaTramite.aspx?id=20-38234</text:span></text:span></text:a></text:p>
            <text:p text:style-name="P45"><text:span text:style-name="T1">Teléfono: </text:span>948 289200</text:p>
          </table:table-cell>
        </table:table-row>
      </table:table>
      <text:p text:style-name="P45"/>
      <table:table table:name="Table8" table:style-name="Table8">
        <table:table-column table:style-name="Table8.A"/>
        <table:table-column table:style-name="Table8.B"/>
        <table:table-row>
          <table:table-cell table:style-name="Table8.A1" office:value-type="string">
            <text:p text:style-name="P50">6º</text:p>
          </table:table-cell>
          <table:table-cell table:style-name="Table8.B1" office:value-type="string">
            <text:p text:style-name="P45"><text:span text:style-name="T1">Nombre del trámite: </text:span>Inscripción de la empresa en la Seguridad Social.</text:p>
            <text:p text:style-name="P45"><text:span text:style-name="T1">Objetivo del trámite: </text:span>Informar a la Seguridad Social que se pretende contratar trabajadores o trabajadoras por cuenta ajena antes del inicio de la actividad, y así La Seguridad Social nos asigna un número, una cuenta de cotización como empleador. En un principio no vamos a contratar a nadie pero en un futuro si que hay esa intención.</text:p>
            <text:p text:style-name="P45"><text:span text:style-name="T1">Modelo: </text:span>TA-6</text:p>
            <text:p text:style-name="P45"><text:span text:style-name="T1">Documentación que se acompaña: </text:span>Certificación del Registro Mercantil</text:p>
            <text:p text:style-name="P45"><text:span text:style-name="T1">Realización telemática: </text:span>Si</text:p>
            <text:p text:style-name="P45"><text:span text:style-name="T1">Coste:</text:span> Gratuito</text:p>
          </table:table-cell>
        </table:table-row>
      </table:table>
      <text:p text:style-name="P45"/>
      <table:table table:name="Table9" table:style-name="Table9">
        <table:table-column table:style-name="Table9.A"/>
        <table:table-column table:style-name="Table9.B"/>
        <table:table-row>
          <table:table-cell table:style-name="Table9.A1" office:value-type="string">
            <text:p text:style-name="P50">7º</text:p>
          </table:table-cell>
          <table:table-cell table:style-name="Table9.B1" office:value-type="string">
            <text:p text:style-name="P45"><text:span text:style-name="T1">Nombre del trámite: </text:span>Alta del empresario o la empresaria en el Régimen Especial de Trabajadores Autónomos (RETA).</text:p>
            <text:p text:style-name="P45"><text:span text:style-name="T1">Objetivo del trámite: </text:span>El objetivo es afiliarse, darse de alta y así poder cotizar a la Seguridad Social.</text:p>
            <text:p text:style-name="P45"><text:span text:style-name="T1">Plazo de realización: </text:span>30 días naturales siguientes a la fecha de inicio de la actividad</text:p>
            <text:p text:style-name="P45"><text:span text:style-name="T1">Realización telemática: </text:span>Si</text:p>
            <text:p text:style-name="P45"><text:span text:style-name="T1">Coste:</text:span> Gratuito</text:p>
          </table:table-cell>
        </table:table-row>
      </table:table>
      <text:p text:style-name="P15"/>
      <text:p text:style-name="P45"/>
      <text:p text:style-name="P42"/>
      <table:table table:name="Table10" table:style-name="Table10">
        <table:table-column table:style-name="Table10.A"/>
        <table:table-row>
          <table:table-cell table:style-name="Table10.A1" office:value-type="string">
            <text:p text:style-name="P42">En la Administración laboral</text:p>
            <text:p text:style-name="P45"><text:span text:style-name="T1">Dirección:</text:span> Paseo de Pablo Sarasate 1, 31002 (Pamplona)</text:p>
            <text:p text:style-name="P45"><text:span text:style-name="T1">Teléfono: </text:span>948 261 750</text:p>
            <text:p text:style-name="Standard"><text:span text:style-name="T12">Web: </text:span><text:a xlink:type="simple" xlink:href="https://www.pamplona.es/entidades/direccion-territorial-inspeccion-provincial-de-trabajo-y-seguridad-social-de-navarra" text:style-name="Internet_20_link" text:visited-style-name="Visited_20_Internet_20_Link"><text:span text:style-name="Internet_20_link"><text:span text:style-name="T13">https://www.pamplona.es/entidades/direccion-territorial-inspeccion-provincial-de-trabajo-y-seguridad-social-de-navarra</text:span></text:span></text:a></text:p>
          </table:table-cell>
        </table:table-row>
      </table:table>
      <text:p text:style-name="P15"/>
      <table:table table:name="Table11" table:style-name="Table11">
        <table:table-column table:style-name="Table11.A"/>
        <table:table-column table:style-name="Table11.B"/>
        <table:table-row>
          <table:table-cell table:style-name="Table11.A1" office:value-type="string">
            <text:p text:style-name="P50">8º</text:p>
          </table:table-cell>
          <table:table-cell table:style-name="Table11.B1" office:value-type="string">
            <text:p text:style-name="P45"><text:span text:style-name="T1">Nombre del trámite: </text:span>Comunicación de apertura de centro de trabajo</text:p>
            <text:p text:style-name="P45"><text:span text:style-name="T1">Objetivo del trámite: </text:span>Proporcionar los datos dela empresa o centro de trabajo, la actividad que se va a desarrollar y el número de trabajadores ytrabajadoras.</text:p>
            <text:p text:style-name="P45"><text:span text:style-name="T1">Plazo de realización: </text:span>dentro de los 30 días siguientes al inicio de la actividad</text:p>
            <text:p text:style-name="P45"><text:span text:style-name="T1">Modelo: </text:span>Oficial</text:p>
            <text:p text:style-name="P45"><text:span text:style-name="T1">Nombre del trámite: </text:span>Adquisición y sellado del libro de visitas</text:p>
            <text:p text:style-name="P45"><text:span text:style-name="T1">Objetivo del trámite: </text:span>Obtener y sellar el libro de visitas</text:p>
            <text:p text:style-name="P45"><text:span text:style-name="T1">Coste:</text:span> El libro de visitas cuesta 6€</text:p>
          </table:table-cell>
        </table:table-row>
      </table:table>
      <text:p text:style-name="P15"/>
      <table:table table:name="Table12" table:style-name="Table12">
        <table:table-column table:style-name="Table12.A"/>
        <table:table-column table:style-name="Table12.B"/>
        <table:table-row>
          <table:table-cell table:style-name="Table12.A1" office:value-type="string">
            <text:p text:style-name="P48">9º</text:p>
          </table:table-cell>
          <table:table-cell table:style-name="Table12.B1" office:value-type="string">
            <text:p text:style-name="P45"><text:span text:style-name="T1">Nombre del trámite: </text:span>Presentación del calendario laboral en la Inspección Provincial de Trabajo</text:p>
            <text:p text:style-name="P45"><text:span text:style-name="T1">Objetivo del trámite: </text:span>Establecer el calendario y colocarlo en el centro de trabajo en lugar visible.</text:p>
            <text:p text:style-name="P45"><text:span text:style-name="T1">Coste:</text:span> Gratuito</text:p>
          </table:table-cell>
        </table:table-row>
      </table:table>
      <text:p text:style-name="P45"/>
      <text:p text:style-name="P45"/>
      <text:p text:style-name="P45"/>
      <text:p text:style-name="P45"/>
      <text:p text:style-name="P45"/>
      <text:p text:style-name="P45"/>
      <text:p text:style-name="P45"><text:soft-page-break/></text:p>
      <text:p text:style-name="P45"/>
      <table:table table:name="Table13" table:style-name="Table13">
        <table:table-column table:style-name="Table13.A"/>
        <table:table-row>
          <table:table-cell table:style-name="Table13.A1" office:value-type="string">
            <text:p text:style-name="P42">En la oficina de empleo</text:p>
            <text:p text:style-name="P45"><text:span text:style-name="T1">Dirección: </text:span>Avenida Carlos III nº 2 Planta Baja, 31002 (Pamplona)</text:p>
            <text:p text:style-name="P45"><text:span text:style-name="T1">Teléfono: </text:span>948 012 012</text:p>
            <text:p text:style-name="Standard"><text:span text:style-name="T12">Web: </text:span><text:a xlink:type="simple" xlink:href="https://www.navarra.es/es/empleo" text:style-name="Internet_20_link" text:visited-style-name="Visited_20_Internet_20_Link"><text:span text:style-name="Internet_20_link"><text:span text:style-name="T9">https://www.navarra.es/es/empleo</text:span></text:span></text:a></text:p>
          </table:table-cell>
        </table:table-row>
      </table:table>
      <text:p text:style-name="P45"/>
      <text:p text:style-name="P45">Estos trámites con respecto a la contratación laboral de momento no <text:span text:style-name="T7">me</text:span> afectan al no tener trabajadores por cuenta ajena.</text:p>
      <text:p text:style-name="P45"/>
      <text:p text:style-name="P42"/>
      <table:table table:name="Table14" table:style-name="Table14">
        <table:table-column table:style-name="Table14.A"/>
        <table:table-row>
          <table:table-cell table:style-name="Table14.A1" office:value-type="string">
            <text:p text:style-name="P42">En el Ayuntamiento</text:p>
            <text:p text:style-name="P45"><text:span text:style-name="T1">Dirección: </text:span>Plaza Consistorial, s/n, 31001 (Pamplona)</text:p>
            <text:p text:style-name="P45"><text:span text:style-name="T1">Teléfono: </text:span>948 420 100</text:p>
            <text:p text:style-name="Standard"><text:span text:style-name="T12">Web: </text:span><text:a xlink:type="simple" xlink:href="https://www.pamplona.es/" text:style-name="Internet_20_link" text:visited-style-name="Visited_20_Internet_20_Link"><text:span text:style-name="Internet_20_link"><text:span text:style-name="T9">https://www.pamplona.es/</text:span></text:span></text:a></text:p>
          </table:table-cell>
        </table:table-row>
      </table:table>
      <text:p text:style-name="P45"/>
      <text:p text:style-name="P45"><text:line-break/>Al comienzo no <text:span text:style-name="T7">voy</text:span> a tener una sede física, las labores de proyecto y finanzas las llevaré a cabo en un despacho de <text:span text:style-name="T7">mi</text:span> domicilio por lo que de momento estos trámites tampoco <text:span text:style-name="T7">me</text:span> afectan.</text:p>
      <text:p text:style-name="P45"/>
      <text:p text:style-name="P33"/>
      <text:p text:style-name="P32">Actividad 3:</text:p>
      <text:p text:style-name="P28">Investiga ahora si tu empresa precisa de algún trámite específico debido a la actividad que pretendes desarrollar. Si es así, indícalo en este apartado: lugar, plazo, objetivo del trámite... Si la actividad no exige trámites específicos, basta que justifiques el resultado de tus investigaciones.</text:p>
      <text:p text:style-name="P29">Para nuestra actividad se precisa realizar un par de trámites específicos, son los siguientes:</text:p>
      <text:list xml:id="list101340870336804" text:continue-numbering="true" text:style-name="WWNum2">
        <text:list-item>
          <text:p text:style-name="P61"><text:span text:style-name="T3">1º </text:span><text:span text:style-name="T2">Protección de Datos:</text:span> Debes cumplir con la normativa de protección de datos, especialmente si tu software maneja datos personales. Esto implica registrarte en el Registro de Actividades de Tratamiento de la Agencia Española de Protección de Datos (AEPD) y cumplir con los requisitos del Reglamento General de Protección de Datos (GDPR) de la Unión Europea.</text:p>
        </text:list-item>
        <text:list-item>
          <text:p text:style-name="P61"><text:span text:style-name="T3">2º </text:span><text:span text:style-name="T2">Registro de Propiedad Intelectual:</text:span> Si desarrollas software original, puedes optar por registrar los derechos de autor del software en el Registro de Propiedad Intelectual para proteger tus creaciones.</text:p>
        </text:list-item>
      </text:list>
      <text:p text:style-name="P29"/>
      <table:table table:name="Table15" table:style-name="Table15">
        <table:table-column table:style-name="Table15.A"/>
        <table:table-row>
          <table:table-cell table:style-name="Table15.A1" office:value-type="string">
            <text:p text:style-name="P45"><text:span text:style-name="T2">Nombre del trámite:</text:span> Registro en el Registro de Actividades de Tratamiento de la AEPD</text:p>
            <text:p text:style-name="P45"><text:span text:style-name="T2">Objetivo del trámite:</text:span> Cumplir con la normativa de protección de datos mediante la inscripción para garantizar la seguridad y privacidad de los datos personales manejados por la empresa.</text:p>
            <text:p text:style-name="P45"><text:span text:style-name="T2">Plazo de realización:</text:span> <text:s/>generalmente unas semanas dependiendo de la carga de trabajo de la AEPD.</text:p>
            <text:p text:style-name="P45"><text:span text:style-name="T2">Modelo:</text:span> No hay un modelo estándar, se realiza en línea a través de la plataforma de la AEPD.</text:p>
            <text:p text:style-name="P45"><text:span text:style-name="T2">Documentación que se acompaña: </text:span>No se requiere documentación específica, pero se debe proporcionar información detallada sobre los tratamientos de datos personales.</text:p>
            <text:p text:style-name="P45">R<text:span text:style-name="T2">ealización telemática: </text:span>Sí, a través de la sede electrónica de la AEPD.</text:p>
            <text:p text:style-name="P45"><text:span text:style-name="T2">Coste</text:span>: Gratuito, no tiene coste asociado.</text:p>
          </table:table-cell>
        </table:table-row>
      </table:table>
      <text:p text:style-name="P42"/>
      <text:p text:style-name="P42"/>
      <text:p text:style-name="P42"/>
      <text:p text:style-name="P42"><text:soft-page-break/></text:p>
      <text:p text:style-name="P42"/>
      <table:table table:name="Table16" table:style-name="Table16">
        <table:table-column table:style-name="Table16.A"/>
        <table:table-row>
          <table:table-cell table:style-name="Table16.A1" office:value-type="string">
            <text:p text:style-name="P38"><text:span text:style-name="T2">Nombre del trámite:</text:span> Registro de Propiedad Intelectual</text:p>
            <text:p text:style-name="P38"><text:span text:style-name="T2">Objetivo del trámite:</text:span> Proteger legalmente obras originales, como software, mediante registro en la Oficina Española de Patentes y Marcas (OEPM).</text:p>
            <text:p text:style-name="P38"><text:span text:style-name="T2">Organismo: </text:span>OEPM</text:p>
            <text:p text:style-name="P38"><text:span text:style-name="T2">Dirección</text:span>: Paseo de la Castellana, 75, 28046 Madrid</text:p>
            <text:p text:style-name="P38"><text:span text:style-name="T2">Teléfono:</text:span> +34 902 157 530</text:p>
            <text:p text:style-name="P38"><text:span text:style-name="T2">Web</text:span>: https://www.oepm.es/</text:p>
            <text:p text:style-name="P38"><text:span text:style-name="T2">Plazo</text:span>: Variable</text:p>
            <text:p text:style-name="P38"><text:span text:style-name="T2">Modelo</text:span>: No estándar</text:p>
            <text:p text:style-name="P38"><text:span text:style-name="T2">Documentación</text:span>: Depende del tipo de obra</text:p>
            <text:p text:style-name="P38"><text:span text:style-name="T2">Telemático</text:span>: Sí</text:p>
            <text:p text:style-name="P38"><text:span text:style-name="T2">Coste</text:span>: Variable, <text:span text:style-name="T16">dependiendo de la obra</text:span></text:p>
          </table:table-cell>
        </table:table-row>
      </table:table>
      <text:p text:style-name="P32">Actividad 4:</text:p>
      <text:p text:style-name="P28">Para terminar, determina el coste total de los trámites de constitución y puesta en marcha de tu empresa.</text:p>
      <text:p text:style-name="P19">Tramites de constitución</text:p>
      <table:table table:name="Table17" table:style-name="Table17">
        <table:table-column table:style-name="Table17.A"/>
        <table:table-column table:style-name="Table17.B"/>
        <table:table-row>
          <table:table-cell table:style-name="Table17.A1" office:value-type="string">
            <text:p text:style-name="P26">Certificación de denominación negativa</text:p>
          </table:table-cell>
          <table:table-cell table:style-name="Table17.B1" office:value-type="string">
            <text:p text:style-name="P26">16,35€</text:p>
          </table:table-cell>
        </table:table-row>
        <table:table-row>
          <table:table-cell table:style-name="Table17.A2" office:value-type="string">
            <text:p text:style-name="P20">Depósito de capital</text:p>
          </table:table-cell>
          <table:table-cell table:style-name="Table17.B2" office:value-type="string">
            <text:p text:style-name="P20">0€</text:p>
          </table:table-cell>
        </table:table-row>
        <table:table-row>
          <table:table-cell table:style-name="Table17.A2" office:value-type="string">
            <text:p text:style-name="P20">Estatutos y escritura pública</text:p>
          </table:table-cell>
          <table:table-cell table:style-name="Table17.B2" office:value-type="string">
            <text:p text:style-name="P20">40€</text:p>
          </table:table-cell>
        </table:table-row>
        <table:table-row>
          <table:table-cell table:style-name="Table17.A2" office:value-type="string">
            <text:p text:style-name="P20">Solicitud CIF</text:p>
          </table:table-cell>
          <table:table-cell table:style-name="Table17.B2" office:value-type="string">
            <text:p text:style-name="P20">0€</text:p>
          </table:table-cell>
        </table:table-row>
        <table:table-row>
          <table:table-cell table:style-name="Table17.A2" office:value-type="string">
            <text:p text:style-name="P20">Inscripción Registro Mercantil de la provincia</text:p>
          </table:table-cell>
          <table:table-cell table:style-name="Table17.B2" office:value-type="string">
            <text:p text:style-name="P20">100€</text:p>
          </table:table-cell>
        </table:table-row>
        <table:table-row>
          <table:table-cell table:style-name="Table17.A2" office:value-type="string">
            <text:p text:style-name="P6">TOTAL</text:p>
          </table:table-cell>
          <table:table-cell table:style-name="Table17.B2" office:value-type="string">
            <text:p text:style-name="P21">156,35€</text:p>
          </table:table-cell>
        </table:table-row>
      </table:table>
      <text:p text:style-name="P19"/>
      <text:p text:style-name="P19">Tramites de puesta en marcha</text:p>
      <table:table table:name="Table18" table:style-name="Table18">
        <table:table-column table:style-name="Table18.A"/>
        <table:table-column table:style-name="Table18.B"/>
        <table:table-row>
          <table:table-cell table:style-name="Table18.A1" office:value-type="string">
            <text:p text:style-name="P26">Hacienda</text:p>
          </table:table-cell>
          <table:table-cell table:style-name="Table18.B1" office:value-type="string">
            <text:p text:style-name="P3">0€</text:p>
          </table:table-cell>
        </table:table-row>
        <table:table-row>
          <table:table-cell table:style-name="Table18.A2" office:value-type="string">
            <text:p text:style-name="P20">Tesorería General de la Seguridad Social<text:span text:style-name="T6"> </text:span></text:p>
          </table:table-cell>
          <table:table-cell table:style-name="Table18.B2" office:value-type="string">
            <text:p text:style-name="P2">0€</text:p>
          </table:table-cell>
        </table:table-row>
        <table:table-row>
          <table:table-cell table:style-name="Table18.A2" office:value-type="string">
            <text:p text:style-name="P20">Administración laboral</text:p>
          </table:table-cell>
          <table:table-cell table:style-name="Table18.B2" office:value-type="string">
            <text:p text:style-name="P2">6€</text:p>
          </table:table-cell>
        </table:table-row>
        <table:table-row>
          <table:table-cell table:style-name="Table18.A2" office:value-type="string">
            <text:p text:style-name="P20">Oficina de empleo</text:p>
          </table:table-cell>
          <table:table-cell table:style-name="Table18.B2" office:value-type="string">
            <text:p text:style-name="P2">0€</text:p>
          </table:table-cell>
        </table:table-row>
        <table:table-row>
          <table:table-cell table:style-name="Table18.A2" office:value-type="string">
            <text:p text:style-name="P44">Ayuntamiento</text:p>
          </table:table-cell>
          <table:table-cell table:style-name="Table18.B2" office:value-type="string">
            <text:p text:style-name="P4">0€</text:p>
          </table:table-cell>
        </table:table-row>
        <table:table-row>
          <table:table-cell table:style-name="Table18.A2" office:value-type="string">
            <text:p text:style-name="P12"><text:s text:c="7"/>TOTAL</text:p>
          </table:table-cell>
          <table:table-cell table:style-name="Table18.B2" office:value-type="string">
            <text:p text:style-name="P4">6€</text:p>
          </table:table-cell>
        </table:table-row>
      </table:table>
      <text:p text:style-name="P19"/>
      <text:p text:style-name="P19">Otros trámites</text:p>
      <table:table table:name="Table19" table:style-name="Table19">
        <table:table-column table:style-name="Table19.A"/>
        <table:table-column table:style-name="Table19.B"/>
        <table:table-row>
          <table:table-cell table:style-name="Table19.A1" office:value-type="string">
            <text:p text:style-name="P22">Registro en el Registro de Actividades de Tratamiento de la AEPD</text:p>
          </table:table-cell>
          <table:table-cell table:style-name="Table19.B1" office:value-type="string">
            <text:p text:style-name="P16">0</text:p>
          </table:table-cell>
        </table:table-row>
        <table:table-row>
          <table:table-cell table:style-name="Table19.A2" office:value-type="string">
            <text:p text:style-name="P37">Registro de Propiedad Intelectual</text:p>
          </table:table-cell>
          <table:table-cell table:style-name="Table19.B2" office:value-type="string">
            <text:p text:style-name="P18">variable según obra</text:p>
          </table:table-cell>
        </table:table-row>
        <table:table-row>
          <table:table-cell table:style-name="Table19.A2" office:value-type="string">
            <text:p text:style-name="P12"><text:s text:c="7"/>TOTAL</text:p>
          </table:table-cell>
          <table:table-cell table:style-name="Table19.B2" office:value-type="string">
            <text:p text:style-name="P17">0</text:p>
          </table:table-cell>
        </table:table-row>
      </table:table>
      <text:p text:style-name="P45"/>
      <text:p text:style-name="P45"/>
      <text:p text:style-name="P45"><text:soft-page-break/></text:p>
      <text:p text:style-name="P45"/>
      <table:table table:name="Table20" table:style-name="Table20">
        <table:table-column table:style-name="Table20.A"/>
        <table:table-column table:style-name="Table20.B"/>
        <table:table-row>
          <table:table-cell table:style-name="Table20.A1" office:value-type="string">
            <text:p text:style-name="P7">Tramites de constitución</text:p>
          </table:table-cell>
          <table:table-cell table:style-name="Table20.B1" office:value-type="string">
            <text:p text:style-name="P9">156,35€</text:p>
          </table:table-cell>
        </table:table-row>
        <table:table-row>
          <table:table-cell table:style-name="Table20.A2" office:value-type="string">
            <text:p text:style-name="P7">Tramites de puesta en marcha</text:p>
          </table:table-cell>
          <table:table-cell table:style-name="Table20.B2" office:value-type="string">
            <text:p text:style-name="P9">6€</text:p>
          </table:table-cell>
        </table:table-row>
        <table:table-row>
          <table:table-cell table:style-name="Table20.A2" office:value-type="string">
            <text:p text:style-name="P8">Otros trámites</text:p>
          </table:table-cell>
          <table:table-cell table:style-name="Table20.B2" office:value-type="string">
            <text:p text:style-name="P9">0€</text:p>
          </table:table-cell>
        </table:table-row>
        <table:table-row>
          <table:table-cell table:style-name="Table20.A2" office:value-type="string">
            <text:p text:style-name="P43"><text:s text:c="2"/>TOTAL</text:p>
          </table:table-cell>
          <table:table-cell table:style-name="Table20.B2" office:value-type="string">
            <text:p text:style-name="P10">166,35€</text:p>
          </table:table-cell>
        </table:table-row>
      </table:table>
      <text:p text:style-name="P45"/>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DejaVu Sans" style:font-size-asian="11pt" style:language-asian="es" style:country-asian="E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DejaVu Sans" style:font-size-asian="11pt" style:language-asian="es" style:country-asian="ES"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align="start" style:justify-single-word="false" fo:text-indent="0cm" style:auto-text-indent="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style:font-name-asian="DejaVu Sans" style:font-family-asian="'DejaVu Sans'" style:font-family-generic-asian="system" style:font-pitch-asian="variable" style:language-asian="es" style:country-asian="ES"/>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loext:linked-style-name="Heading_20_1">
      <style:text-properties fo:color="#365f91" loext:opacity="100%"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Footer">
      <style:text-properties officeooo:rsid="000f0777" officeooo:paragraph-rsid="000f0777"/>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style:master-page style:name="First_20_Page" style:display-name="First Page" style:page-layout-name="Mpm1" draw:style-name="Mdp1"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mpresa e Iniciativa Emprendedora</dc:title>
    <dc:subject>Trámites para la creación de la empresa</dc:subject>
    <meta:initial-creator>Sergio López Elío</meta:initial-creator>
    <meta:editing-cycles>11</meta:editing-cycles>
    <meta:print-date>2023-03-03T18:08:00</meta:print-date>
    <meta:creation-date>2023-03-03T18:10:00</meta:creation-date>
    <dc:date>2024-05-13T10:13:39.098125205</dc:date>
    <meta:editing-duration>PT21M52S</meta:editing-duration>
    <meta:generator>LibreOffice/7.3.7.2$Linux_X86_64 LibreOffice_project/30$Build-2</meta:generator>
    <meta:document-statistic meta:table-count="20" meta:image-count="0" meta:object-count="0" meta:page-count="15" meta:paragraph-count="212" meta:word-count="1724" meta:character-count="11185" meta:non-whitespace-character-count="9662"/>
    <meta:user-defined meta:name="AppVersion">14.0000</meta:user-defined>
    <meta:template xlink:type="simple" xlink:actuate="onRequest" xlink:title="Normal" xlink:href=""/>
  </office:meta>
</office:document-meta>
</file>